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 style:use-optimal-column-width="false"/>
    </style:style>
    <style:style style:name="TableColumn3" style:family="table-column">
      <style:table-column-properties style:column-width="2.625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3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4" style:parent-style-name="DefaultParagraphFont" style:family="text">
      <style:text-properties style:font-name-complex="Arial" fo:font-size="26pt" style:font-size-asian="26pt" style:font-size-complex="26pt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8" style:parent-style-name="Normal" style:family="paragraph">
      <style:paragraph-properties fo:border="0.0069in solid #FFFFFF" fo:padding="0.0138in" style:shadow="none" fo:margin-bottom="0in" fo:line-height="115%"/>
    </style:style>
    <style:style style:name="T19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0" style:parent-style-name="Normal" style:family="paragraph">
      <style:paragraph-properties fo:border="0.0069in solid #FFFFFF" fo:padding="0.0138in" style:shadow="none" fo:margin-bottom="0in" fo:line-height="115%"/>
    </style:style>
    <style:style style:name="T21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2" style:parent-style-name="Normal" style:family="paragraph">
      <style:paragraph-properties fo:border="0.0069in solid #FFFFFF" fo:padding="0.0138in" style:shadow="none" fo:margin-bottom="0in" fo:line-height="115%"/>
    </style:style>
    <style:style style:name="T23" style:parent-style-name="domain" style:family="text">
      <style:text-properties style:font-name-asian="Merriweather" style:font-name-complex="Arial" fo:color="#66696A" fo:font-size="9pt" style:font-size-asian="9pt" style:font-size-complex="9pt" fo:background-color="#FFFFFF"/>
    </style:style>
    <style:style style:name="T24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5" style:parent-style-name="Normal" style:family="paragraph">
      <style:paragraph-properties fo:margin-bottom="0in" fo:line-height="100%"/>
    </style:style>
    <style:style style:name="T26" style:parent-style-name="domain" style:family="text">
      <style:text-properties style:font-name-complex="Arial" fo:color="#66696A" fo:font-size="9pt" style:font-size-asian="9pt" style:font-size-complex="9pt" fo:background-color="#FFFFFF"/>
    </style:style>
    <style:style style:name="T27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28" style:family="table-row">
      <style:table-row-properties style:min-row-height="0.368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T33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34" style:parent-style-name="Normal" style:family="paragraph">
      <style:text-properties fo:hyphenate="true"/>
    </style:style>
    <style:style style:name="TableRow35" style:family="table-row">
      <style:table-row-properties style:min-row-height="0.293in"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-complex="Arial" fo:font-weight="bold" style:font-weight-asian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Arial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Arial" fo:font-weight="bold" style:font-weight-asian="bold"/>
    </style:style>
    <style:style style:name="TableRow44" style:family="table-row">
      <style:table-row-properties style:min-row-height="0.318in"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48" style:parent-style-name="DefaultParagraphFont" style:family="text">
      <style:text-properties style:font-name-complex="Arial" fo:color="#000000"/>
    </style:style>
    <style:style style:name="T49" style:parent-style-name="DefaultParagraphFont" style:family="text">
      <style:text-properties style:font-name-asian="Merriweather" style:font-name-complex="Arial" fo:color="#000000"/>
    </style:style>
    <style:style style:name="T5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1" style:parent-style-name="Heading3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53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54" style:parent-style-name="Normal" style:family="paragraph">
      <style:paragraph-properties fo:margin-bottom="0in" fo:line-height="100%"/>
      <style:text-properties style:font-name-complex="Arial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7" style:parent-style-name="DefaultParagraphFont" style:family="text">
      <style:text-properties style:font-name-complex="Arial" fo:color="#000000"/>
    </style:style>
    <style:style style:name="T58" style:parent-style-name="DefaultParagraphFont" style:family="text">
      <style:text-properties style:font-name-asian="Merriweather" style:font-name-complex="Arial" fo:color="#000000"/>
    </style:style>
    <style:style style:name="T5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60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TableRow65" style:family="table-row">
      <style:table-row-properties style:min-row-height="0.3493in" style:use-optimal-row-height="false"/>
    </style:style>
    <style:style style:name="P66" style:parent-style-name="Normal" style:family="paragraph">
      <style:text-properties fo:hyphenate="tru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Arial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-complex="Arial" fo:font-weight="bold" style:font-weight-asian="bold"/>
    </style:style>
    <style:style style:name="TableRow71" style:family="table-row">
      <style:table-row-properties style:min-row-height="0.3868in" style:use-optimal-row-height="false"/>
    </style:style>
    <style:style style:name="P72" style:parent-style-name="Normal" style:family="paragraph">
      <style:text-properties fo:hyphenate="tru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7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80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81" style:family="table-row">
      <style:table-row-properties style:min-row-height="0.3243in"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-complex="Arial" fo:font-weight="bold" style:font-weight-asian="bold"/>
    </style:style>
    <style:style style:name="P86" style:parent-style-name="Normal" style:family="paragraph">
      <style:text-properties fo:hyphenate="true"/>
    </style:style>
    <style:style style:name="TableRow87" style:family="table-row">
      <style:table-row-properties style:min-row-height="0.3541in" style:use-optimal-row-height="fals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Heading3" style:family="paragraph">
      <style:paragraph-properties fo:line-height="100%"/>
    </style:style>
    <style:style style:name="T90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91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2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93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P94" style:parent-style-name="Heading3" style:family="paragraph">
      <style:paragraph-properties fo:line-height="100%"/>
    </style:style>
    <style:style style:name="T95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96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97" style:parent-style-name="Normal" style:family="paragraph">
      <style:paragraph-properties fo:margin-bottom="0in" fo:line-height="100%"/>
      <style:text-properties style:font-name-complex="Arial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0" style:parent-style-name="DefaultParagraphFont" style:family="text">
      <style:text-properties style:font-name-complex="Arial" fo:color="#000000"/>
    </style:style>
    <style:style style:name="T101" style:parent-style-name="DefaultParagraphFont" style:family="text">
      <style:text-properties style:font-name-asian="Merriweather" style:font-name-complex="Arial" fo:color="#000000"/>
    </style:style>
    <style:style style:name="T10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3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9" style:parent-style-name="DefaultParagraphFont" style:family="text">
      <style:text-properties style:font-name-complex="Arial" fo:color="#000000"/>
    </style:style>
    <style:style style:name="T110" style:parent-style-name="DefaultParagraphFont" style:family="text">
      <style:text-properties style:font-name-asian="Merriweather" style:font-name-complex="Arial" fo:color="#000000"/>
    </style:style>
    <style:style style:name="T11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12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1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14" style:parent-style-name="Normal" style:family="paragraph">
      <style:text-properties fo:hyphenate="true"/>
    </style:style>
    <style:style style:name="TableRow115" style:family="table-row">
      <style:table-row-properties style:min-row-height="0.2555in" style:use-optimal-row-height="false"/>
    </style:style>
    <style:style style:name="P116" style:parent-style-name="Normal" style:family="paragraph">
      <style:text-properties fo:hyphenate="true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-complex="Arial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-complex="Arial" fo:font-weight="bold" style:font-weight-asian="bold"/>
    </style:style>
    <style:style style:name="TableRow121" style:family="table-row">
      <style:table-row-properties style:min-row-height="0.1805in" style:use-optimal-row-height="false"/>
    </style:style>
    <style:style style:name="P122" style:parent-style-name="Normal" style:family="paragraph">
      <style:text-properties fo:hyphenate="tru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126" style:family="table-row">
      <style:table-row-properties style:min-row-height="0.6145in" style:use-optimal-row-height="false"/>
    </style:style>
    <style:style style:name="P127" style:parent-style-name="Normal" style:family="paragraph">
      <style:text-properties fo:hyphenate="tru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-complex="Arial"/>
    </style:style>
    <style:style style:name="TableRow130" style:family="table-row">
      <style:table-row-properties style:min-row-height="0.3437in" style:use-optimal-row-height="false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complex="Arial" fo:font-weight="bold" style:font-weight-asian="bold"/>
    </style:style>
    <style:style style:name="P135" style:parent-style-name="Normal" style:family="paragraph">
      <style:text-properties fo:hyphenate="true"/>
    </style:style>
    <style:style style:name="TableRow136" style:family="table-row">
      <style:table-row-properties style:min-row-height="5.4673in"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40" style:parent-style-name="DefaultParagraphFont" style:family="text">
      <style:text-properties style:font-name-complex="Arial" fo:color="#000000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asian="Merriweather" style:font-name-complex="Arial" fo:color="#000000"/>
    </style:style>
    <style:style style:name="T143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4" style:parent-style-name="Heading3" style:family="paragraph">
      <style:paragraph-properties fo:line-height="100%"/>
    </style:style>
    <style:style style:name="T145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4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3" style:parent-style-name="DefaultParagraphFont" style:family="text">
      <style:text-properties style:font-name-asian="Merriweather" style:font-name-complex="Arial" fo:color="#000000"/>
    </style:style>
    <style:style style:name="T15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5" style:parent-style-name="Heading3" style:family="paragraph">
      <style:paragraph-properties fo:line-height="100%"/>
    </style:style>
    <style:style style:name="T156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5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4" style:parent-style-name="DefaultParagraphFont" style:family="text">
      <style:text-properties style:font-name-asian="Merriweather" style:font-name-complex="Arial" fo:color="#000000"/>
    </style:style>
    <style:style style:name="T16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6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/>
    </style:style>
    <style:style style:name="P16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74" style:parent-style-name="DefaultParagraphFont" style:family="text">
      <style:text-properties style:font-name-asian="Merriweather" style:font-name-complex="Arial" fo:color="#000000"/>
    </style:style>
    <style:style style:name="T17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76" style:parent-style-name="Heading3" style:family="paragraph">
      <style:paragraph-properties fo:line-height="100%"/>
    </style:style>
    <style:style style:name="T177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7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4" style:parent-style-name="DefaultParagraphFont" style:family="text">
      <style:text-properties style:font-name-asian="Merriweather" style:font-name-complex="Arial" fo:color="#000000"/>
    </style:style>
    <style:style style:name="T18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86" style:parent-style-name="Heading3" style:family="paragraph">
      <style:paragraph-properties fo:line-height="100%"/>
    </style:style>
    <style:style style:name="T187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8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0" style:parent-style-name="Normal" style:family="paragraph">
      <style:text-properties fo:hyphenate="true"/>
    </style:style>
    <style:style style:name="P191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Toran</text:span><text:span text:style-name="T14"><text:s/></text:span><text:span text:style-name="T15">Sahu</text:span></text:p>
          </table:table-cell>
          <table:table-cell table:style-name="TableCell16" table:number-rows-spanned="2">
            <text:p text:style-name="P17">+91 8602431733</text:p>
            <text:p text:style-name="P18"><text:a xlink:href="mailto:toran.sahu@yahoo.com" office:target-frame-name="_top" xlink:show="replace"><text:span text:style-name="T19">toran.sahu@yahoo.com</text:span></text:a></text:p>
            <text:p text:style-name="P20"><text:a xlink:href="mailto:toransahooooo@gmail.com" office:target-frame-name="_top" xlink:show="replace"><text:span text:style-name="T21">toransahooooo@gmail.com</text:span></text:a></text:p>
            <text:p text:style-name="P22"><text:span text:style-name="T23">github.com/</text:span><text:span text:style-name="T24">toransahu</text:span></text:p>
            <text:p text:style-name="P25"><text:span text:style-name="T26">linkedin.com/in/</text:span><text:span text:style-name="T27">toransahu</text:span></text:p>
          </table:table-cell>
        </table:table-row>
        <table:table-row table:style-name="TableRow28">
          <table:table-cell table:style-name="TableCell29">
            <text:p text:style-name="P30">Senior Systems Engineer at Infosys</text:p>
            <text:p text:style-name="P31"><text:span text:style-name="T32">B. Tech. (CSE)</text:span><text:span text:style-name="T33"><text:s/>NIT, Raipur</text:span></text:p>
          </table:table-cell>
          <table:covered-table-cell>
            <text:p text:style-name="P34"/>
          </table:covered-table-cell>
        </table:table-row>
        <table:table-row table:style-name="TableRow35">
          <table:table-cell table:style-name="TableCell36">
            <text:p text:style-name="P37"/>
            <text:p text:style-name="P38"><text:span text:style-name="T39">EXPERIENCE</text:span></text:p>
          </table:table-cell>
          <table:table-cell table:style-name="TableCell40">
            <text:p text:style-name="P41"/>
            <text:p text:style-name="P42"><text:span text:style-name="T43">SKILLS</text:span></text:p>
          </table:table-cell>
        </table:table-row>
        <table:table-row table:style-name="TableRow44">
          <table:table-cell table:style-name="TableCell45" table:number-rows-spanned="3">
            <text:p text:style-name="P46"><text:span text:style-name="T47">Infosys</text:span><text:span text:style-name="T48">,<text:s/></text:span><text:span text:style-name="T49">Pune —<text:s/></text:span><text:span text:style-name="T50">Senior Systems Engineer</text:span></text:p>
            <text:h text:style-name="P51" text:outline-level="3"><text:span text:style-name="T52">JULY 2017 – PRESENT</text:span></text:h>
            <text:h text:style-name="P53" text:outline-level="3">Reduced INTERSPEC to SELERANT data migration activity turnaround time by automating tasks through PL/SQL procedures.</text:h>
            <text:p text:style-name="P54"/>
            <text:p text:style-name="P55"><text:span text:style-name="T56">Infosys</text:span><text:span text:style-name="T57">,<text:s/></text:span><text:span text:style-name="T58">Pune —<text:s/></text:span><text:span text:style-name="T59">Systems Engineer</text:span></text:p>
            <text:p text:style-name="P60">JUNE 2015<text:s/>– JUNE 2017</text:p>
            <text:p text:style-name="P61"><text:span text:style-name="T62">Optimized PL/SQL procedures, automated some data migration activities.</text:span></text:p>
          </table:table-cell>
          <table:table-cell table:style-name="TableCell63">
            <text:p text:style-name="P64">Python, Java, C, C#, Git, Linux, PL/SQL, SQL, NoSQL, Data Structures, Algorithm, HTML, Django, MTV, MVC, PLM Tools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/>
            <text:p text:style-name="P69"><text:span text:style-name="T70">AWARDS</text:span></text:p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 table:number-rows-spanned="3">
            <text:p text:style-name="P74">Insta Award – Infosys – Mar 2017</text:p>
            <text:p text:style-name="P75">Certification awarded in appreciation of exceeding the client’s expectations for the works assigned.</text:p>
            <text:p text:style-name="P76"/>
            <text:p text:style-name="P77">Insta Award – Infosys – Jul 2016</text:p>
            <text:p text:style-name="P78"><text:span text:style-name="T79">Certification awarded in appreciation of quickly learning INTERSPEC tool, helping the team to build database queries &amp; ex</text:span><text:span text:style-name="T80">traction process, hard-working, and dedicated nature.</text:span>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EDUCATION</text:span>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 table:number-rows-spanned="4">
            <text:h text:style-name="P89" text:outline-level="3"><text:span text:style-name="T90">National Institute of Technology</text:span><text:span text:style-name="T91">,<text:s/></text:span><text:span text:style-name="T92">Raipur —<text:s/></text:span><text:span text:style-name="T93">B. Tech. (CSE)</text:span></text:h>
            <text:h text:style-name="P94" text:outline-level="3"><text:span text:style-name="T95">JUNE 2011 – JUNE 2015</text:span></text:h>
            <text:h text:style-name="P96" text:outline-level="3">Grade: 6.96/10</text:h>
            <text:p text:style-name="P97"/>
            <text:p text:style-name="P98"><text:span text:style-name="T99">Jawahar Navodaya Vidyalaya</text:span><text:span text:style-name="T100">,<text:s/></text:span><text:span text:style-name="T101">Bilaspur —<text:s/></text:span><text:span text:style-name="T102">12th PCM</text:span></text:p>
            <text:p text:style-name="P103">JULY 2009 – APRIL 2010</text:p>
            <text:p text:style-name="P104">Grade: 72%</text:p>
            <text:p text:style-name="P105"/>
            <text:p text:style-name="P106"><text:span text:style-name="T107">Jawahar<text:s/></text:span><text:span text:style-name="T108">Navodaya Vidyalaya</text:span><text:span text:style-name="T109">,<text:s/></text:span><text:span text:style-name="T110">Bilaspur —<text:s/></text:span><text:span text:style-name="T111">10th</text:span></text:p>
            <text:p text:style-name="P112">JULY 2007 – APRIL 2008</text:p>
            <text:p text:style-name="P113">Grade: 83.4%</text:p>
          </table:table-cell>
          <table:covered-table-cell>
            <text:p text:style-name="P114"/>
          </table:covered-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/>
            <text:p text:style-name="P119"><text:span text:style-name="T120">LANGUAGE</text:span>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<text:span text:style-name="T125">English, Hindi</text:span></text:p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 table:number-rows-spanned="3">
            <text:p text:style-name="P129"/>
          </table:table-cell>
        </table:table-row>
        <table:table-row table:style-name="TableRow130">
          <table:table-cell table:style-name="TableCell131">
            <text:p text:style-name="P132"/>
            <text:p text:style-name="P133"><text:span text:style-name="T134">PROJECTS</text:span></text:p>
          </table:table-cell>
          <table:covered-table-cell>
            <text:p text:style-name="P135"/>
          </table:covered-table-cell>
        </table:table-row>
        <table:table-row table:style-name="TableRow136">
          <table:table-cell table:style-name="TableCell137">
            <text:p text:style-name="P138"><text:span text:style-name="T139">ProConf</text:span><text:span text:style-name="T140">,</text:span><text:span text:style-name="T141"><text:s/></text:span><text:span text:style-name="T142">Meridian Data Migration —<text:s/></text:span><text:span text:style-name="T143">Mondelez International</text:span></text:p>
            <text:h text:style-name="P144" text:outline-level="3"><text:span text:style-name="T145">OCT 2016 – PRESENT</text:span></text:h>
            <text:list text:style-name="LFO1" text:continue-numbering="true">
              <text:list-item>
                <text:p text:style-name="P146">Migration of some plants related data from SIMANTIC IT Interspec’s database to Selerant DevEX PLM’s database.</text:p>
              </text:list-item>
              <text:list-item>
                <text:p text:style-name="P147">Activities: Extraction, Transformation, and Migration followed by Retirement</text:p>
              </text:list-item>
              <text:list-item>
                <text:p text:style-name="P148">Responsibility:<text:s/>Requirement gathering, analysis, design, development (ETL), testing, client communication, team management</text:p>
              </text:list-item>
              <text:list-item>
                <text:p text:style-name="P149">Technologies: PL/SQL, Java and C#</text:p>
              </text:list-item>
            </text:list>
            <text:p text:style-name="P150"/>
            <text:p text:style-name="P151"><text:span text:style-name="T152">Meridian Retirement</text:span><text:span text:style-name="T153"><text:s/>—<text:s/></text:span><text:span text:style-name="T154">Kraft Foods</text:span></text:p>
            <text:h text:style-name="P155" text:outline-level="3"><text:span text:style-name="T156">DEC 2015 – SEP 2016</text:span></text:h>
            <text:list text:style-name="LFO1" text:continue-numbering="true">
              <text:list-item>
                <text:p text:style-name="P157">Migration of the whole data from Meridian’s database to Oracle Agile PLM’s database.</text:p>
              </text:list-item>
              <text:list-item>
                <text:p text:style-name="P158">Activities: Extraction, Transformation, and Migration followed by Retirement</text:p>
              </text:list-item>
              <text:list-item>
                <text:p text:style-name="P159">Responsibility: PL/SQL and console application programming</text:p>
              </text:list-item>
              <text:list-item>
                <text:p text:style-name="P160">Technologies: PL/SQL, Java and C#</text:p>
              </text:list-item>
            </text:list>
            <text:p text:style-name="P161"/>
            <text:p text:style-name="P162"><text:span text:style-name="T163">MS Excel Implementation of Regression Clustering<text:s/></text:span><text:span text:style-name="T164">—<text:s/></text:span><text:span text:style-name="T165">NIT, Raipur</text:span></text:p>
            <text:h text:style-name="P166" text:outline-level="3">JAN 2015 – APR 2015</text:h>
            <text:list text:style-name="LFO1" text:continue-numbering="true">
              <text:list-item>
                <text:p text:style-name="P167">An Application Software for attribute prediction of the data present in Excel file with minimal error estimation using regression clustering.</text:p>
              </text:list-item>
              <text:list-item>
                <text:p text:style-name="P168">Algorithm: K-Means</text:p>
              </text:list-item>
              <text:list-item>
                <text:p text:style-name="P169">Technologies: Java2, MySQL, WEKA API, Apache POI</text:p>
              </text:list-item>
            </text:list>
            <text:p text:style-name="P170"/>
            <text:p text:style-name="P171"><text:span text:style-name="T172">Data Fragmentation for given Cluster Centers</text:span><text:span text:style-name="T173"><text:s/></text:span><text:span text:style-name="T174">—<text:s/></text:span><text:span text:style-name="T175">NIT, Raipur</text:span></text:p>
            <text:h text:style-name="P176" text:outline-level="3"><text:span text:style-name="T177">JUL 2014 – DEC 2014</text:span></text:h>
            <text:list text:style-name="LFO1" text:continue-numbering="true">
              <text:list-item>
                <text:p text:style-name="P178">An Application Software for fragmentation of the data present in Excel file according to given cluster centers.</text:p>
              </text:list-item>
              <text:list-item>
                <text:p text:style-name="P179">Algorithm: K-Means</text:p>
              </text:list-item>
              <text:list-item>
                <text:p text:style-name="P180">Technologies: Java2, MySQL</text:p>
              </text:list-item>
            </text:list>
            <text:p text:style-name="P181"/>
            <text:p text:style-name="P182"><text:span text:style-name="T183">Library Management System<text:s/></text:span><text:span text:style-name="T184">—<text:s/></text:span><text:span text:style-name="T185">NIT, Raipur</text:span></text:p>
            <text:h text:style-name="P186" text:outline-level="3"><text:span text:style-name="T187">JAN 2013 – MAR 2013</text:span></text:h>
            <text:list text:style-name="LFO1" text:continue-numbering="true">
              <text:list-item>
                <text:p text:style-name="P188">An<text:s/>Application Software made in Java2 to manage the college library system.</text:p>
              </text:list-item>
              <text:list-item>
                <text:p text:style-name="P189">Technologies: Java2, MySQL</text:p>
              </text:list-item>
            </text:list>
          </table:table-cell>
          <table:covered-table-cell>
            <text:p text:style-name="P190"/>
          </table:covered-table-cell>
        </table:table-row>
      </table:table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number:date-style style:name="N1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</style:header>
      <style:footer>
        <text:p text:style-name="P9"><text:span text:style-name="T10">toran.sahu@yahoo.com <text:s text:c="156"/>Last updated:<text:s/></text:span><text:span text:style-name="T11"><text:date style:data-style-name="N12">August 10, 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7-08-10T06:25:00Z</dc:date>
    <meta:print-date>2017-08-10T06:25:00Z</meta:print-date>
    <meta:template xlink:href="Normal" xlink:type="simple"/>
    <meta:editing-cycles>10</meta:editing-cycles>
    <meta:editing-duration>PT1020S</meta:editing-duration>
    <meta:document-statistic meta:page-count="1" meta:paragraph-count="5" meta:word-count="420" meta:character-count="2815" meta:row-count="20" meta:non-whitespace-character-count="2400"/>
  </office:meta>
</office:document-meta>
</file>